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5" style:family="paragraph" style:parent-style-name="Subtitle">
      <style:paragraph-properties fo:padding="0.074cm" fo:border-left="none" fo:border-right="none" fo:border-top="none" fo:border-bottom="0.035cm solid #000000" style:join-border="false"/>
      <style:text-properties style:font-name="Optima1"/>
    </style:style>
    <style:style style:name="P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 style:family="paragraph" style:parent-style-name="List">
      <style:paragraph-properties fo:margin-left="2.341cm" fo:margin-right="0cm" fo:text-indent="0cm" style:auto-text-indent="false"/>
    </style:style>
    <style:style style:name="P8" style:family="paragraph" style:parent-style-name="Contents_20_2">
      <style:paragraph-properties>
        <style:tab-stops>
          <style:tab-stop style:position="0cm"/>
        </style:tab-stops>
      </style:paragraph-properties>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Standard" style:master-page-name="Index">
      <style:paragraph-properties style:page-number="auto"/>
    </style:style>
    <style:style style:name="P13" style:family="paragraph" style:parent-style-name="Heading_20_1" style:master-page-name="Standard">
      <style:paragraph-properties style:page-number="auto"/>
    </style:style>
    <style:style style:name="P14" style:family="paragraph" style:parent-style-name="Heading_20_1">
      <style:paragraph-properties fo:break-before="page"/>
    </style:style>
    <style:style style:name="P15"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draw:frame draw:style-name="fr1" draw:name="graphics1" text:anchor-type="paragraph" svg:x="1.115cm" svg:y="0.369cm" svg:width="7.65cm" svg:height="4.189cm" draw:z-index="1"><draw:image xlink:href="../sogo.png" xlink:type="simple" xlink:show="embed" xlink:actuate="onLoad"/></draw:frame></text:p>
      <text:p text:style-name="P2"/>
      <text:p text:style-name="P2"/>
      <text:p text:style-name="P2"/>
      <text:p text:style-name="P2"/>
      <text:p text:style-name="P4"/>
      <text:p text:style-name="P6">Scalable OpenGroupware.org (SOGo)<text:line-break/> – Inverse Edition 1.0.1</text:p>
      <text:p text:style-name="P5">Mobile Devices Configuration Guide</text:p>
      <text:p text:style-name="P2"/>
      <text:p text:style-name="P12">Copyright © <text:s/>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1 – April 2009</text:p>
      <text:p text:style-name="Standard"/>
      <text:p text:style-name="Standard"/>
      <text:p text:style-name="P3"><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2</text:p>
          <text:p text:style-name="P9">Chapter 2<text:tab/>Introduction <text:s text:c="2"/><text:tab/>3</text:p>
          <text:p text:style-name="P9">Chapter 3<text:tab/>Installation <text:s text:c="2"/><text:tab/>4</text:p>
          <text:p text:style-name="P8">NextHaus SyncJe <text:s text:c="2"/><text:tab/>4</text:p>
          <text:p text:style-name="P8">Synthesis SyncML Client <text:s text:c="2"/><text:tab/>4</text:p>
          <text:p text:style-name="P8">Funambol SyncML Client <text:s text:c="2"/><text:tab/>5</text:p>
          <text:p text:style-name="P9">Chapter 4<text:tab/>Configuration <text:s text:c="2"/><text:tab/>6</text:p>
          <text:p text:style-name="P8">NextHaus SyncJe <text:s text:c="2"/><text:tab/>6</text:p>
          <text:p text:style-name="P8">Synthesis SyncML Client <text:s text:c="2"/><text:tab/>7</text:p>
          <text:p text:style-name="P8">Funambol SyncML Client <text:s text:c="2"/><text:tab/>8</text:p>
          <text:p text:style-name="P9">Chapter 5<text:tab/>Additional Information <text:s text:c="2"/><text:tab/>10</text:p>
          <text:p text:style-name="P9">Chapter 6<text:tab/>Commercial Support and Contact Information <text:s text:c="2"/><text:tab/>11</text:p>
          <text:p text:style-name="P9">Chapter 7<text:tab/>GNU Free Documentation License <text:s text:c="2"/><text:tab/>12</text:p>
        </text:index-body>
      </text:table-of-content>
      <text:p text:style-name="Standard"/>
      <text:h text:style-name="P13" text:outline-level="1">About this Guide</text:h>
      <text:p text:style-name="Standard">This guide will walk you through the installation and configuration of popular SyncML clients to be used with the Scalable OpenGroupware.org (SOGo) solution.</text:p>
      <text:p text:style-name="Standard">The instructions are based on version 1.0.1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4" text:outline-level="1">Installation</text:h>
      <text:p text:style-name="Standard">This section will guide you through the installation of popular SyncML clients on various devices.</text:p>
      <text:h text:style-name="Heading_20_2" text:outline-level="2">NextHaus SyncJe</text:h>
      <text:p text:style-name="Standard">For BlackBerry and Apple iPhone devices, the recommended SyncML client is SyncJe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text:soft-page-break/>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h text:style-name="Heading_20_2" text:outline-level="2">Funambol SyncML Client</text:h>
      <text:p text:style-name="Standard">To synchronize mobile devices based on Microsoft Windows Mobile Smartphone or Windows Mobile PocketPC, you must identify which kind of device you have ("Smartphone" vs. "PocketPC") and download the appropriate client from :</text:p>
      <text:p text:style-name="Standard"><text:a xlink:type="simple" xlink:href="http://www.funambol.com/opensource/downloads.php">http://www.funambol.com/opensource/downloads.php</text:a></text:p>
      <text:p text:style-name="Standard">The version 6 GA or later is required. </text:p>
      <text:h text:style-name="P14" text:outline-level="1">Configuration</text:h>
      <text:p text:style-name="Standard">In this section, you'll learn how to configure the popular SyncML clients in order to fully synchronize your mobile device with SOGo.</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soft-page-break/><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oft-page-break/><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Funambol SyncML Client</text:h>
      <text:p text:style-name="Standard">Once the Funambol SyncML client is installed, start the application from your mobile device to configure it using the following steps :</text:p>
      <text:p text:style-name="P7"><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7">❏<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7">❏<text:tab/>Save the preferences.</text:p>
      <text:p text:style-name="Standard"/>
      <text:p text:style-name="Standard"><text:soft-page-break/>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P14"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4" svg:font-family="Tahoma"/>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 Inverse inc.<text:tab/><text:chapter text:display="name" text:outline-level="1">GNU Free Documentation License</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9</meta:editing-cycles>
    <meta:editing-duration>PT01H44M30S</meta:editing-duration>
    <dc:date>2009-04-06T09:57:55</dc:date>
    <meta:document-statistic meta:table-count="0" meta:image-count="2" meta:object-count="0" meta:page-count="14" meta:paragraph-count="125" meta:word-count="1650" meta:character-count="10589"/>
    <meta:user-defined meta:name="Info 1"/>
    <meta:user-defined meta:name="Info 2"/>
    <meta:user-defined meta:name="Info 3"/>
    <meta:user-defined meta:name="Info 4"/>
  </office:meta>
</office:document-meta>
</file>